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co20" style:family="table-column">
      <style:table-column-properties fo:break-before="auto" style:column-width="9.853cm"/>
    </style:style>
    <style:style style:name="co21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5" office:value-type="string" calcext:value-type="string">
            <text:p>XIS Classic</text:p>
          </table:table-cell>
          <table:table-cell table:style-name="ce15" office:value-type="string" calcext:value-type="string">
            <text:p>XIS Tropical</text:p>
          </table:table-cell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Chemset</text:p>
          </table:table-cell>
          <table:table-cell table:style-name="ce16" office:value-type="string" calcext:value-type="string">
            <text:p>Name (FIRS)</text:p>
          </table:table-cell>
          <table:table-cell table:style-name="ce16" office:value-type="string" calcext:value-type="string">
            <text:p>Name (XIS)</text:p>
          </table:table-cell>
          <table:table-cell table:style-name="ce16" office:value-type="string" calcext:value-type="string">
            <text:p>NML ID</text:p>
          </table:table-cell>
          <table:table-cell table:style-name="ce16" office:value-type="string" calcext:value-type="string">
            <text:p>Label</text:p>
          </table:table-cell>
          <table:table-cell table:style-name="ce20"/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acid</text:p>
          </table:table-cell>
          <table:table-cell table:style-name="ce17" office:value-type="string" calcext:value-type="string">
            <text:p>ACID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alcohol</text:p>
          </table:table-cell>
          <table:table-cell table:style-name="ce17" office:value-type="string" calcext:value-type="string">
            <text:p>BEER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Express, 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alloy_steel</text:p>
          </table:table-cell>
          <table:table-cell table:style-name="ce17" office:value-type="string" calcext:value-type="string">
            <text:p>ST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aluminia</text:p>
          </table:table-cell>
          <table:table-cell table:style-name="ce17" office:value-type="string" calcext:value-type="string">
            <text:p>ALO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aluminium</text:p>
          </table:table-cell>
          <table:table-cell table:style-name="ce17" office:value-type="string" calcext:value-type="string">
            <text:p>AL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ammonia</text:p>
          </table:table-cell>
          <table:table-cell table:style-name="ce17" office:value-type="string" calcext:value-type="string">
            <text:p>NH3_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ammonium_nitrate</text:p>
          </table:table-cell>
          <table:table-cell table:style-name="ce17" office:value-type="string" calcext:value-type="string">
            <text:p>NHNO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bauxite</text:p>
          </table:table-cell>
          <table:table-cell table:style-name="ce17" office:value-type="string" calcext:value-type="string">
            <text:p>A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beans</text:p>
          </table:table-cell>
          <table:table-cell table:style-name="ce17" office:value-type="string" calcext:value-type="string">
            <text:p>BEA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building_materials</text:p>
          </table:table-cell>
          <table:table-cell table:style-name="ce17" office:value-type="string" calcext:value-type="string">
            <text:p>BD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Piece Goods (countable)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carbon_black</text:p>
          </table:table-cell>
          <table:table-cell table:style-name="ce17" office:value-type="string" calcext:value-type="string">
            <text:p>CBL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, 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carbon_steel</text:p>
          </table:table-cell>
          <table:table-cell table:style-name="ce17" office:value-type="string" calcext:value-type="string">
            <text:p>STCB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cassava</text:p>
          </table:table-cell>
          <table:table-cell table:style-name="ce17" office:value-type="string" calcext:value-type="string">
            <text:p>CAS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cast_iron</text:p>
          </table:table-cell>
          <table:table-cell table:style-name="ce17" office:value-type="string" calcext:value-type="string">
            <text:p>CST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8" office:value-type="string" calcext:value-type="string">
            <text:p>Cement Clinker</text:p>
          </table:table-cell>
          <table:table-cell table:style-name="ce17" office:value-type="string" calcext:value-type="string">
            <text:p>cement</text:p>
          </table:table-cell>
          <table:table-cell table:style-name="ce17" office:value-type="string" calcext:value-type="string">
            <text:p>CMN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emicals" xlink:type="simple">Chemicals</text:a> </text:p>
          </table:table-cell>
          <table:table-cell table:style-name="ce18" office:value-type="string" calcext:value-type="string">
            <text:p>Refined Oil</text:p>
          </table:table-cell>
          <table:table-cell table:style-name="ce17" office:value-type="string" calcext:value-type="string">
            <text:p>chemicals</text:p>
          </table:table-cell>
          <table:table-cell table:style-name="ce17" office:value-type="string" calcext:value-type="string">
            <text:p>RFPR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chlorine</text:p>
          </table:table-cell>
          <table:table-cell table:style-name="ce17" office:value-type="string" calcext:value-type="string">
            <text:p>CHLO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chromite_ore</text:p>
          </table:table-cell>
          <table:table-cell table:style-name="ce17" office:value-type="string" calcext:value-type="string">
            <text:p>CHR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clay</text:p>
          </table:table-cell>
          <table:table-cell table:style-name="ce17" office:value-type="string" calcext:value-type="string">
            <text:p>CLAY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cleaning_agents</text:p>
          </table:table-cell>
          <table:table-cell table:style-name="ce17" office:value-type="string" calcext:value-type="string">
            <text:p>SOA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coal</text:p>
          </table:table-cell>
          <table:table-cell table:style-name="ce17" office:value-type="string" calcext:value-type="string">
            <text:p>CO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Tar</text:p>
          </table:table-cell>
          <table:table-cell table:style-name="ce17" office:value-type="string" calcext:value-type="string">
            <text:p>coal_tar</text:p>
          </table:table-cell>
          <table:table-cell table:style-name="ce17" office:value-type="string" calcext:value-type="string">
            <text:p>CT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coffee</text:p>
          </table:table-cell>
          <table:table-cell table:style-name="ce17" office:value-type="string" calcext:value-type="string">
            <text:p>JAVA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Piece Goods (countable)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coke</text:p>
          </table:table-cell>
          <table:table-cell table:style-name="ce17" office:value-type="string" calcext:value-type="string">
            <text:p>COK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copper</text:p>
          </table:table-cell>
          <table:table-cell table:style-name="ce17" office:value-type="string" calcext:value-type="string">
            <text:p>CO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copper_concentrate</text:p>
          </table:table-cell>
          <table:table-cell table:style-name="ce17" office:value-type="string" calcext:value-type="string">
            <text:p>COC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copper_ore</text:p>
          </table:table-cell>
          <table:table-cell table:style-name="ce17" office:value-type="string" calcext:value-type="string">
            <text:p>C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diamonds</text:p>
          </table:table-cell>
          <table:table-cell table:style-name="ce17" office:value-type="string" calcext:value-type="string">
            <text:p>DIA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Armour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edible_oil</text:p>
          </table:table-cell>
          <table:table-cell table:style-name="ce17" office:value-type="string" calcext:value-type="string">
            <text:p>EOI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electrical_parts</text:p>
          </table:table-cell>
          <table:table-cell table:style-name="ce17" office:value-type="string" calcext:value-type="string">
            <text:p>PO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engineering_supplies</text:p>
          </table:table-cell>
          <table:table-cell table:style-name="ce17" office:value-type="string" calcext:value-type="string">
            <text:p>E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thylene" xlink:type="simple">Ethylene</text:a> </text:p>
          </table:table-cell>
          <table:table-cell table:style-name="ce18" office:value-type="string" calcext:value-type="string">
            <text:p>Monomer</text:p>
          </table:table-cell>
          <table:table-cell table:style-name="ce17" office:value-type="string" calcext:value-type="string">
            <text:p>ethylene</text:p>
          </table:table-cell>
          <table:table-cell table:style-name="ce17" office:value-type="string" calcext:value-type="string">
            <text:p>C2H4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explosives</text:p>
          </table:table-cell>
          <table:table-cell table:style-name="ce17" office:value-type="string" calcext:value-type="string">
            <text:p>BOOM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Express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farm_supplies</text:p>
          </table:table-cell>
          <table:table-cell table:style-name="ce17" office:value-type="string" calcext:value-type="string">
            <text:p>FM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8" office:value-type="string" calcext:value-type="string">
            <text:p>Ferroalloy</text:p>
          </table:table-cell>
          <table:table-cell table:style-name="ce17" office:value-type="string" calcext:value-type="string">
            <text:p>ferrochrome</text:p>
          </table:table-cell>
          <table:table-cell table:style-name="ce17" office:value-type="string" calcext:value-type="string">
            <text:p>FEC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fertiliser</text:p>
          </table:table-cell>
          <table:table-cell table:style-name="ce17" office:value-type="string" calcext:value-type="string">
            <text:p>FER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8" office:value-type="string" calcext:value-type="string">
            <text:p>Fish and Meat</text:p>
          </table:table-cell>
          <table:table-cell table:style-name="ce17" office:value-type="string" calcext:value-type="string">
            <text:p>fish</text:p>
          </table:table-cell>
          <table:table-cell table:style-name="ce17" office:value-type="string" calcext:value-type="string">
            <text:p>FI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Express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food</text:p>
          </table:table-cell>
          <table:table-cell table:style-name="ce17" office:value-type="string" calcext:value-type="string">
            <text:p>F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efrigerated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food_additives</text:p>
          </table:table-cell>
          <table:table-cell table:style-name="ce17" office:value-type="string" calcext:value-type="string">
            <text:p>EN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forgings_and_castings</text:p>
          </table:table-cell>
          <table:table-cell table:style-name="ce6" office:value-type="string" calcext:value-type="string">
            <text:p>FOCA</text:p>
          </table:table-cell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string" calcext:value-type="string">
            <text:p>Piece Goods (countable)</text:p>
          </table:table-cell>
          <table:table-cell table:style-name="ce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formic_acid</text:p>
          </table:table-cell>
          <table:table-cell table:style-name="ce17" office:value-type="string" calcext:value-type="string">
            <text:p>FORM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<text:a xlink:href="../docs/html/cargos.html#fruits" xlink:type="simple">Fruit</text:a></text:p>
          </table:table-cell>
          <table:table-cell table:style-name="ce17" office:value-type="string" calcext:value-type="string">
            <text:p>fruits</text:p>
          </table:table-cell>
          <table:table-cell table:style-name="ce17" office:value-type="string" calcext:value-type="string">
            <text:p>FRU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xpress, Piece Goods (countable)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furniture</text:p>
          </table:table-cell>
          <table:table-cell table:style-name="ce17" office:value-type="string" calcext:value-type="string">
            <text:p>FUR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glass</text:p>
          </table:table-cell>
          <table:table-cell table:style-name="ce17" office:value-type="string" calcext:value-type="string">
            <text:p>GLAS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goods</text:p>
          </table:table-cell>
          <table:table-cell table:style-name="ce17" office:value-type="string" calcext:value-type="string">
            <text:p>GOOD</text:p>
          </table:table-cell>
          <table:table-cell table:style-name="ce2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grain</text:p>
          </table:table-cell>
          <table:table-cell table:style-name="ce17" office:value-type="string" calcext:value-type="string">
            <text:p>GRA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hydrochloric_acid</text:p>
          </table:table-cell>
          <table:table-cell table:style-name="ce17" office:value-type="string" calcext:value-type="string">
            <text:p>HY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---</text:p>
          </table:table-cell>
          <table:table-cell table:style-name="ce8" office:value-type="string" calcext:value-type="string">
            <text:p>Hydrogen</text:p>
          </table:table-cell>
          <table:table-cell table:style-name="ce17" office:value-type="string" calcext:value-type="string">
            <text:p>hydrogen</text:p>
          </table:table-cell>
          <table:table-cell table:style-name="ce17" office:value-type="string" calcext:value-type="string">
            <text:p>H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, Hazardous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iron_ore</text:p>
          </table:table-cell>
          <table:table-cell table:style-name="ce17" office:value-type="string" calcext:value-type="string">
            <text:p>I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kaolin</text:p>
          </table:table-cell>
          <table:table-cell table:style-name="ce17" office:value-type="string" calcext:value-type="string">
            <text:p>KAO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limestone</text:p>
          </table:table-cell>
          <table:table-cell table:style-name="ce17" office:value-type="string" calcext:value-type="string">
            <text:p>LI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livestock</text:p>
          </table:table-cell>
          <table:table-cell table:style-name="ce17" office:value-type="string" calcext:value-type="string">
            <text:p>LVST</text:p>
          </table:table-cell>
          <table:table-cell table:style-name="ce21"/>
          <table:table-cell table:style-name="ce17" office:value-type="float" office:value="0.1875" calcext:value-type="float">
            <text:p>0.1875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logs</text:p>
          </table:table-cell>
          <table:table-cell table:style-name="ce17" office:value-type="string" calcext:value-type="string">
            <text:p>W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MAIL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maize</text:p>
          </table:table-cell>
          <table:table-cell table:style-name="ce17" office:value-type="string" calcext:value-type="string">
            <text:p>MAIZ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manganese</text:p>
          </table:table-cell>
          <table:table-cell table:style-name="ce17" office:value-type="string" calcext:value-type="string">
            <text:p>MNO2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metal</text:p>
          </table:table-cell>
          <table:table-cell table:style-name="ce17" office:value-type="string" calcext:value-type="string">
            <text:p>MET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methanol</text:p>
          </table:table-cell>
          <table:table-cell table:style-name="ce17" office:value-type="string" calcext:value-type="string">
            <text:p>MEOH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milk</text:p>
          </table:table-cell>
          <table:table-cell table:style-name="ce17" office:value-type="string" calcext:value-type="string">
            <text:p>MILK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Liquid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naphtha</text:p>
          </table:table-cell>
          <table:table-cell table:style-name="ce17" office:value-type="string" calcext:value-type="string">
            <text:p>NAPH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nickel</text:p>
          </table:table-cell>
          <table:table-cell table:style-name="ce17" office:value-type="string" calcext:value-type="string">
            <text:p>NIC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nitrates</text:p>
          </table:table-cell>
          <table:table-cell table:style-name="ce17" office:value-type="string" calcext:value-type="string">
            <text:p>NIT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Nitrogen</text:p>
          </table:table-cell>
          <table:table-cell table:style-name="ce8" office:value-type="string" calcext:value-type="string">
            <text:p>Nitrogen</text:p>
          </table:table-cell>
          <table:table-cell table:style-name="ce17" office:value-type="string" calcext:value-type="string">
            <text:p>nitrogen</text:p>
          </table:table-cell>
          <table:table-cell table:style-name="ce17" office:value-type="string" calcext:value-type="string">
            <text:p>N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</text:p>
          </table:table-cell>
          <table:table-cell table:style-name="ce17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nuts</text:p>
          </table:table-cell>
          <table:table-cell table:style-name="ce17" office:value-type="string" calcext:value-type="string">
            <text:p>NUTS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oil</text:p>
          </table:table-cell>
          <table:table-cell table:style-name="ce17" office:value-type="string" calcext:value-type="string">
            <text:p>OIL_</text:p>
          </table:table-cell>
          <table:table-cell table:style-name="ce21"/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oxygen</text:p>
          </table:table-cell>
          <table:table-cell table:style-name="ce17" office:value-type="string" calcext:value-type="string">
            <text:p>O2_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8" office:value-type="string" calcext:value-type="string">
            <text:p>Plastic Parts</text:p>
          </table:table-cell>
          <table:table-cell table:style-name="ce17" office:value-type="string" calcext:value-type="string">
            <text:p>packaging</text:p>
          </table:table-cell>
          <table:table-cell table:style-name="ce17" office:value-type="string" calcext:value-type="string">
            <text:p>M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paints_and_coatings</text:p>
          </table:table-cell>
          <table:table-cell table:style-name="ce17" office:value-type="string" calcext:value-type="string">
            <text:p>CO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PA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PASS</text:p>
          </table:table-cell>
          <table:table-cell table:style-name="ce21"/>
          <table:table-cell table:style-name="ce17" office:value-type="float" office:value="0.0625" calcext:value-type="float">
            <text:p>0.062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peat</text:p>
          </table:table-cell>
          <table:table-cell table:style-name="ce17" office:value-type="string" calcext:value-type="string">
            <text:p>PE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petrol</text:p>
          </table:table-cell>
          <table:table-cell table:style-name="ce17" office:value-type="string" calcext:value-type="string">
            <text:p>PETR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phosphate</text:p>
          </table:table-cell>
          <table:table-cell table:style-name="ce17" office:value-type="string" calcext:value-type="string">
            <text:p>PHO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phosphoric_acid</text:p>
          </table:table-cell>
          <table:table-cell table:style-name="ce17" office:value-type="string" calcext:value-type="string">
            <text:p>PH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g_iron" xlink:type="simple">Pig Iron</text:a> </text:p>
          </table:table-cell>
          <table:table-cell table:style-name="ce18" office:value-type="string" calcext:value-type="string">
            <text:p>Iron <text:s/></text:p>
          </table:table-cell>
          <table:table-cell table:style-name="ce17" office:value-type="string" calcext:value-type="string">
            <text:p>pig_iron</text:p>
          </table:table-cell>
          <table:table-cell table:style-name="ce17" office:value-type="string" calcext:value-type="string">
            <text:p>IRO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pipe</text:p>
          </table:table-cell>
          <table:table-cell table:style-name="ce17" office:value-type="string" calcext:value-type="string">
            <text:p>PIP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lant_fibres" xlink:type="simple">Plant Fibres</text:a> </text:p>
          </table:table-cell>
          <table:table-cell table:style-name="ce19" office:value-type="string" calcext:value-type="string">
            <text:p>Plant Fibres</text:p>
          </table:table-cell>
          <table:table-cell table:style-name="ce17" office:value-type="string" calcext:value-type="string">
            <text:p>plant_fibres</text:p>
          </table:table-cell>
          <table:table-cell table:style-name="ce17" office:value-type="string" calcext:value-type="string">
            <text:p>FICR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plastics</text:p>
          </table:table-cell>
          <table:table-cell table:style-name="ce17" office:value-type="string" calcext:value-type="string">
            <text:p>PLA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potash</text:p>
          </table:table-cell>
          <table:table-cell table:style-name="ce17" office:value-type="string" calcext:value-type="string">
            <text:p>POT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propylene</text:p>
          </table:table-cell>
          <table:table-cell table:style-name="ce17" office:value-type="string" calcext:value-type="string">
            <text:p>C3H6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yrite_ore" xlink:type="simple">Pyrite Ore</text:a> </text:p>
          </table:table-cell>
          <table:table-cell table:style-name="ce18" office:value-type="string" calcext:value-type="string">
            <text:p>Zinc Ore</text:p>
          </table:table-cell>
          <table:table-cell table:style-name="ce17" office:value-type="string" calcext:value-type="string">
            <text:p>pyrite_ore</text:p>
          </table:table-cell>
          <table:table-cell table:style-name="ce17" office:value-type="string" calcext:value-type="string">
            <text:p>P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quicklime</text:p>
          </table:table-cell>
          <table:table-cell table:style-name="ce17" office:value-type="string" calcext:value-type="string">
            <text:p>QL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raw_latex</text:p>
          </table:table-cell>
          <table:table-cell table:style-name="ce17" office:value-type="string" calcext:value-type="string">
            <text:p>LATX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rebar</text:p>
          </table:table-cell>
          <table:table-cell table:style-name="ce17" office:value-type="string" calcext:value-type="string">
            <text:p>RB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recyclables</text:p>
          </table:table-cell>
          <table:table-cell table:style-name="ce17" office:value-type="string" calcext:value-type="string">
            <text:p>RCY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rubber</text:p>
          </table:table-cell>
          <table:table-cell table:style-name="ce17" office:value-type="string" calcext:value-type="string">
            <text:p>RUB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salt</text:p>
          </table:table-cell>
          <table:table-cell table:style-name="ce17" office:value-type="string" calcext:value-type="string">
            <text:p>SAL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SAN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scrap_metal</text:p>
          </table:table-cell>
          <table:table-cell table:style-name="ce17" office:value-type="string" calcext:value-type="string">
            <text:p>SC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Not Pourable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slag</text:p>
          </table:table-cell>
          <table:table-cell table:style-name="ce17" office:value-type="string" calcext:value-type="string">
            <text:p>SLA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soda_ash</text:p>
          </table:table-cell>
          <table:table-cell table:style-name="ce17" office:value-type="string" calcext:value-type="string">
            <text:p>SA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lye</text:p>
          </table:table-cell>
          <table:table-cell table:style-name="ce17" office:value-type="string" calcext:value-type="string">
            <text:p>LYE_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stainless_steel</text:p>
          </table:table-cell>
          <table:table-cell table:style-name="ce17" office:value-type="string" calcext:value-type="string">
            <text:p>STS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steel</text:p>
          </table:table-cell>
          <table:table-cell table:style-name="ce17" office:value-type="string" calcext:value-type="string">
            <text:p>STE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ections" xlink:type="simple">Steel Sections</text:a> </text:p>
          </table:table-cell>
          <table:table-cell table:style-name="ce18" office:value-type="string" calcext:value-type="string">
            <text:p>Metal Parts</text:p>
          </table:table-cell>
          <table:table-cell table:style-name="ce17" office:value-type="string" calcext:value-type="string">
            <text:p>steel_sections</text:p>
          </table:table-cell>
          <table:table-cell table:style-name="ce17" office:value-type="string" calcext:value-type="string">
            <text:p>STS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steel_sheet</text:p>
          </table:table-cell>
          <table:table-cell table:style-name="ce17" office:value-type="string" calcext:value-type="string">
            <text:p>ST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8" office:value-type="string" calcext:value-type="string">
            <text:p>Metal Wire</text:p>
          </table:table-cell>
          <table:table-cell table:style-name="ce17" office:value-type="string" calcext:value-type="string">
            <text:p>steel_wire_rod</text:p>
          </table:table-cell>
          <table:table-cell table:style-name="ce17" office:value-type="string" calcext:value-type="string">
            <text:p>ST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stone</text:p>
          </table:table-cell>
          <table:table-cell table:style-name="ce17" office:value-type="string" calcext:value-type="string">
            <text:p>GRV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sugar_beet</text:p>
          </table:table-cell>
          <table:table-cell table:style-name="ce17" office:value-type="string" calcext:value-type="string">
            <text:p>SGB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sulphur</text:p>
          </table:table-cell>
          <table:table-cell table:style-name="ce17" office:value-type="string" calcext:value-type="string">
            <text:p>SUL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sulphuric_acid</text:p>
          </table:table-cell>
          <table:table-cell table:style-name="ce17" office:value-type="string" calcext:value-type="string">
            <text:p>SU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textiles</text:p>
          </table:table-cell>
          <table:table-cell table:style-name="ce17" office:value-type="string" calcext:value-type="string">
            <text:p>TEX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lumber</text:p>
          </table:table-cell>
          <table:table-cell table:style-name="ce17" office:value-type="string" calcext:value-type="string">
            <text:p>WD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tin</text:p>
          </table:table-cell>
          <table:table-cell table:style-name="ce17" office:value-type="string" calcext:value-type="string">
            <text:p>TIN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tinplate</text:p>
          </table:table-cell>
          <table:table-cell table:style-name="ce17" office:value-type="string" calcext:value-type="string">
            <text:p>TIN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8" office:value-type="string" calcext:value-type="string">
            <text:p>Rubber Parts</text:p>
          </table:table-cell>
          <table:table-cell table:style-name="ce17" office:value-type="string" calcext:value-type="string">
            <text:p>tyres</text:p>
          </table:table-cell>
          <table:table-cell table:style-name="ce17" office:value-type="string" calcext:value-type="string">
            <text:p>TY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urea</text:p>
          </table:table-cell>
          <table:table-cell table:style-name="ce17" office:value-type="string" calcext:value-type="string">
            <text:p>URE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vehicle_bodies</text:p>
          </table:table-cell>
          <table:table-cell table:style-name="ce17" office:value-type="string" calcext:value-type="string">
            <text:p>VB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vehicle_engines</text:p>
          </table:table-cell>
          <table:table-cell table:style-name="ce17" office:value-type="string" calcext:value-type="string">
            <text:p>VEN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vehicle_parts</text:p>
          </table:table-cell>
          <table:table-cell table:style-name="ce17" office:value-type="string" calcext:value-type="string">
            <text:p>VPT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vehicles</text:p>
          </table:table-cell>
          <table:table-cell table:style-name="ce17" office:value-type="string" calcext:value-type="string">
            <text:p>VEH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wool</text:p>
          </table:table-cell>
          <table:table-cell table:style-name="ce17" office:value-type="string" calcext:value-type="string">
            <text:p>WOOL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yarn</text:p>
          </table:table-cell>
          <table:table-cell table:style-name="ce17" office:value-type="string" calcext:value-type="string">
            <text:p>YARN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zinc</text:p>
          </table:table-cell>
          <table:table-cell table:style-name="ce17" office:value-type="string" calcext:value-type="string">
            <text:p>ZIN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15])" office:value-type="float" office:value="62" calcext:value-type="float">
            <text:p>62</text:p>
          </table:table-cell>
          <table:table-cell table:formula="of:=COUNT([.B2:.B115])" office:value-type="float" office:value="61" calcext:value-type="float">
            <text:p>61</text:p>
          </table:table-cell>
          <table:table-cell table:formula="of:=COUNT([.C2:.C115])" office:value-type="float" office:value="48" calcext:value-type="float">
            <text:p>48</text:p>
          </table:table-cell>
          <table:table-cell table:formula="of:=COUNT([.D2:.D115])" office:value-type="float" office:value="64" calcext:value-type="float">
            <text:p>64</text:p>
          </table:table-cell>
          <table:table-cell table:formula="of:=COUNT([.Q2:.Q115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Trop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Arct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Steeltow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BLT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Industrial Revolutio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High Tech</text:p>
          </table:table-cell>
          <table:table-cell table:number-columns-repeated="14"/>
        </table:table-row>
        <table:table-row table:style-name="ro2" table:number-rows-repeated="104844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ndustries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Industry Nam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lour</text:p>
          </table:table-cell>
          <table:table-cell table:style-name="ce15" office:value-type="string" calcext:value-type="string">
            <text:p>Station Name</text:p>
          </table:table-cell>
          <table:table-cell/>
          <table:table-cell table:style-name="ce15" office:value-type="string" calcext:value-type="string">
            <text:p>Accepts (steeltown+)</text:p>
          </table:table-cell>
          <table:table-cell table:style-name="ce15" office:value-type="string" calcext:value-type="string">
            <text:p>Produces (steeltown+)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luminium_plant" xlink:type="simple">Aluminium Plant</text:a> 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umina, coke, scrap metal</text:p>
          </table:table-cell>
          <table:table-cell office:value-type="string" calcext:value-type="string">
            <text:p>aluminium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lumina Refinery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table:number-columns-repeated="2"/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string" calcext:value-type="string">
            <text:p>bauxite, sodium hydroxide</text:p>
          </table:table-cell>
          <table:table-cell table:style-name="ce14" office:value-type="string" calcext:value-type="string">
            <text:p>alumin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mmonia_plant" xlink:type="simple">Ammonia Plant</text:a> 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nitrogen, hydrogen</text:p>
          </table:table-cell>
          <table:table-cell office:value-type="string" calcext:value-type="string">
            <text:p>ammonia,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rable_farm" xlink:type="simple">Arable Farm</text:a> 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ano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ssembly_plant" xlink:type="simple">Assembly Plant</text:a> 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Automotiv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auxite Mine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table:number-columns-repeated="4"/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iorefinery" xlink:type="simple">Biorefinery</text:a> 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, produce</text:p>
          </table:table-cell>
          <table:table-cell office:value-type="string" calcext:value-type="string">
            <text:p>petrochemicals, petroleum fuels, monomer?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last_furnace" xlink:type="simple">Blast Furnace</text:a> 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ody_plant" xlink:type="simple">Body Plant</text:a> 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brewery" xlink:type="simple">Brewery</text:a> 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brick_works" xlink:type="simple">Brick Works</text:a> 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uilders_yard" xlink:type="simple">Builders Yard</text:a> 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Merchant's La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ement, steel parts, steel wire, glas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ulk_terminal" xlink:type="simple">Bulk Terminal</text:a> 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Tidal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string" calcext:value-type="string">
            <text:p>Soot 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carbon black, cok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ement_plant" xlink:type="simple">Cement Plant</text:a> 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sand, fuel</text:p>
          </table:table-cell>
          <table:table-cell office:value-type="string" calcext:value-type="string">
            <text:p>cement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emical_plant" xlink:type="simple">Chemical Plant</text:a> 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, hyd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romite_mine" xlink:type="simple">Chromite Mine</text:a> 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der_mill" xlink:type="simple">Cider Mill</text:a> 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xplosives Factory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a, acid, plastic, petroleum fuel</text:p>
          </table:table-cell>
          <table:table-cell office:value-type="string" calcext:value-type="string">
            <text:p>Ammonium nitrate, engineering supplies <text:s/>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clay_pit" xlink:type="simple">Clay Pit</text:a> 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llie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ffee_estate" xlink:type="simple">Coffee Estate</text:a> 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Esta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ke_oven" xlink:type="simple">Coke Oven</text:a> 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Bank Top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lloy steel, plastic parts, electrical parts, aluminium, metal fab</text:p>
          </table:table-cell>
          <table:table-cell office:value-type="string" calcext:value-type="string">
            <text:p>vehicle part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Copper Concentrator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copper_mine" xlink:type="simple">Copper Mine</text:a> 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pper Lod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pper_refinery" xlink:type="simple">Copper Smelter</text:a> 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ryo_plant" xlink:type="simple">Cryo Plant</text:a> 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Cryo Plan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oxygen, <text:s/>nit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" xlink:type="simple">Dairy</text:a> 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Dairy La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_farm" xlink:type="simple">Dairy Farm</text:a> 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eadow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iamond_mine" xlink:type="simple">Diamond Mine</text:a> 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Kimberlite Deposit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dredging_site" xlink:type="simple">Dredging Site</text:a> 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Sandban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engine_plant" xlink:type="simple">Engine Plant</text:a> 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owertrain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<text:s/>aluminium, forgings and castings, metal parts, rubber parts, refined oil</text:p>
          </table:table-cell>
          <table:table-cell office:value-type="string" calcext:value-type="string">
            <text:p>vehicle eng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ppliance Factory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69" calcext:value-type="float">
            <text:p>69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steel sheet, glass, electrical machines, plastic parts, rubber part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eaning Products Factory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70" calcext:value-type="float">
            <text:p>70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ium hydroxide, soda ash, ammonia, salt</text:p>
          </table:table-cell>
          <table:table-cell office:value-type="string" calcext:value-type="string">
            <text:p>cleaning agen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aint Factory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45" calcext:value-type="float">
            <text:p>45</text:p>
          </table:table-cell>
          <table:table-cell table:style-name="ce17" office:value-type="string" calcext:value-type="string">
            <text:p>Lacqu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carbon black, <text:s/>plastic, quicklime</text:p>
          </table:table-cell>
          <table:table-cell office:value-type="string" calcext:value-type="string">
            <text:p>paints_and_coa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arm" xlink:type="simple">Farm</text:a> 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arn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Ferroalloy Smelter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 ore, pyrite, coal</text:p>
          </table:table-cell>
          <table:table-cell office:value-type="string" calcext:value-type="string">
            <text:p>ferroalloy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cher_tropsch_plant" xlink:type="simple">Fischer-Tropsch Plant</text:a> 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etrochemicals,hydrogen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h_farm" xlink:type="simple">Fish Farm</text:a> 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eafoo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hing_grounds" xlink:type="simple">Fishing Grounds</text:a> 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hoa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fish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ishing_harbour" xlink:type="simple">Fishing Harbour</text:a> 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Fish Market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lour_mill" xlink:type="simple">Flour Mill</text:a> 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annery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Food Corpor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ruit, grain, meat, steel parts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orest" xlink:type="simple">Forest</text:a> 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Log Landing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w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Foundry</text:p>
          </table:table-cell>
          <table:table-cell table:style-name="ce17" table:number-columns-repeated="5"/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Plant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Joiner's Sh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imber, Glass, Rubber Parts, Steel Parts, 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../docs/html/industries.html#general_store" xlink:type="simple">General Store</text:a> 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fruit,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glass_works" xlink:type="simple">Glass Works</text:a> 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a ash, sand, limestone, plastic</text:p>
          </table:table-cell>
          <table:table-cell office:value-type="string" calcext:value-type="string">
            <text:p>glas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ood_market" xlink:type="simple">Grocer's Shop</text:a> 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ish and meat, fruit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hardware_store" xlink:type="simple">Hardware Store</text:a> 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Old Town Ha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steel parts, glas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erding_coop" xlink:type="simple">Herding Co-op</text:a> 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Lod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otel" xlink:type="simple">Hotel</text:a> 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Bar, Grill and Room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iron_ore_mine" xlink:type="simple">Iron Ore Mine</text:a> 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ronsto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latex_processor" xlink:type="simple">Latex Processor</text:a> 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me_kiln" xlink:type="simple">Lime Kiln</text:a> 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fuel</text:p>
          </table:table-cell>
          <table:table-cell office:value-type="string" calcext:value-type="string">
            <text:p>clinker, quicklime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mestone_mine" xlink:type="simple">Limestone Mine</text:a> 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Limestone Mine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quids_terminal" xlink:type="simple">Liquids Terminal</text:a> 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Tank Farm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uel, chlorine, ammonia, paints_and_coatings</text:p>
          </table:table-cell>
          <table:table-cell office:value-type="string" calcext:value-type="string">
            <text:p>rubber, petrochem, oil, 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chinery Factory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90" calcext:value-type="float">
            <text:p>179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Heavy Equipment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lectrical machines, forgins and castings, steel parts, paint</text:p>
          </table:table-cell>
          <table:table-cell office:value-type="string" calcext:value-type="string">
            <text:p>goods, ensp, fmsp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ctrical Works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Dynam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manganese_mine" xlink:type="simple">Manganese Mine</text:a> 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Manganese Min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metal_workshop" xlink:type="simple">Metal Workshop</text:a> 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Stamp and Plat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paint, zinc, wire</text:p>
          </table:table-cell>
          <table:table-cell office:value-type="string" calcext:value-type="string">
            <text:p>steel parts, 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ethylene_cracker" xlink:type="simple">Naphtha Cracker</text:a> 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, fue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nitrate_mine" xlink:type="simple">Nitrate Mine</text:a> 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Saltpeter Work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refinery" xlink:type="simple">Oil Refinery</text:a> 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, sulfu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rig" xlink:type="simple">Oil Rig</text:a> 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wells" xlink:type="simple">Oil Wells</text:a> 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Well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Orchar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lastic Moulding Plant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paper_mill" xlink:type="simple">Paper Mill</text:a> 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eatlands" xlink:type="simple">Peatlands</text:a> 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Peatlan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etrol_pump" xlink:type="simple">Petrol Station</text:a> 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Pump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ate_mine" xlink:type="simple">Phosphate Mine</text:a> 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za" xlink:type="simple">Plaza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laz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olymerisation Pla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Polym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ynthetic rubber plant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ort" xlink:type="simple">Port</text:a> 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Watersid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industries.html#potash_mine" xlink:type="simple">Potash Mine</text:a> 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Tanner Roa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ower_plant" xlink:type="simple">Power Plant</text:a> 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ower Pla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, petroleum fuel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yrite_mine" xlink:type="simple">Pyrite Mine</text:a> 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yrite_smelter" xlink:type="simple">Pyrite Smelter</text:a> 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pyrite ore, coke</text:p>
          </table:table-cell>
          <table:table-cell office:value-type="string" calcext:value-type="string">
            <text:p>zinc, copper concentrate, slag, sulf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quarry" xlink:type="simple">Quarry</text:a> 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Quar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anch" xlink:type="simple">Ranch</text:a> 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anc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recycling_depot" xlink:type="simple">Recycling Depot</text:a> 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High Roa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recyclabl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recycling_plant" xlink:type="simple">Recycling Plant</text:a>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Tappers She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alt_mine" xlink:type="simple">Salt Mine</text:a> 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sawmill" xlink:type="simple">Sawmill</text:a> 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junk_yard" xlink:type="simple">Scrap Yard</text:a> 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oneyar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scrap metal, 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heep_farm" xlink:type="simple">Sheep Farm</text:a> 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heep Fol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heet_and_pipe_mill" xlink:type="simple">Sheet and Pipe Mill</text:a> 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Pipe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mithy_forge" xlink:type="simple">Smithy Forge</text:a> 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Forg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Soda Ash Mine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olvay_plant" xlink:type="simple">Solvay Plant</text:a> 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integrated_steel_mill" xlink:type="simple">Steel Mill</text:a> 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tockyard" xlink:type="simple">Stockyard</text:a> 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Horse Market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vestock, cleaning products</text:p>
          </table:table-cell>
          <table:table-cell office:value-type="string" calcext:value-type="string">
            <text:p>fish and meat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ugar_refinery" xlink:type="simple">Sugar Refinery</text:a> 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Sugar Compan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, fruit, salt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cid Plant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ulphur, nitrogen, hydrogen</text:p>
          </table:table-cell>
          <table:table-cell office:value-type="string" calcext:value-type="string">
            <text:p>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upply_yard" xlink:type="simple">Supply Yard</text:a> 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um nitrate, vehicles, fuel, hydrogen</text:p>
          </table:table-cell>
          <table:table-cell office:value-type="string" calcext:value-type="string">
            <text:p>engineering supplies, farm supplie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textile_mill" xlink:type="simple">Textile Mill</text:a> 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Weave and Dy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lumber_yard" xlink:type="simple">Timber Yard</text:a> 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Creosotin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inplate_works" xlink:type="simple">Tinplate Works</text:a> 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rading_post" xlink:type="simple">Trading Post</text:a> 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Landing Sta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tyre_plant" xlink:type="simple">Tyre Plant</text:a> 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Rubber Compan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ubber, steel wire, sulphur, carbon black</text:p>
          </table:table-cell>
          <table:table-cell office:value-type="string" calcext:value-type="string">
            <text:p>rubber par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Truck Lo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vineyard" xlink:type="simple">Vineyard</text:a> 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W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wharf" xlink:type="simple">Wharf</text:a> 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Shorefro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linker, goods, cleaning products, metal wire</text:p>
          </table:table-cell>
          <table:table-cell office:value-type="string" calcext:value-type="string">
            <text:p>scrap metal, ensp, copper concentrate, plastic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Rod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</table:table-row>
        <table:table-row table:style-name="ro3">
          <table:table-cell table:formula="of:=COUNT([.A4:.A116])" office:value-type="float" office:value="30" calcext:value-type="float">
            <text:p>30</text:p>
          </table:table-cell>
          <table:table-cell table:formula="of:=COUNT([.B4:.B116])" office:value-type="float" office:value="75" calcext:value-type="float">
            <text:p>75</text:p>
          </table:table-cell>
          <table:table-cell table:number-columns-repeated="8"/>
        </table:table-row>
        <table:table-row table:style-name="ro3" table:number-rows-repeated="1048455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2-10-14T11:45:59.963506069</dc:date>
    <meta:editing-duration>P7DT19M14S</meta:editing-duration>
    <meta:editing-cycles>13</meta:editing-cycles>
    <meta:generator>LibreOffice/7.4.0.3$MacOSX_AARCH64 LibreOffice_project/f85e47c08ddd19c015c0114a68350214f7066f5a</meta:generator>
    <meta:document-statistic meta:table-count="2" meta:cell-count="2179" meta:object-count="0"/>
  </office:meta>
</office:document-meta>
</file>